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structorPersonWithGenerics.ConstructorPersonWithGenerics( String name , long age , Date birth_date , List &lt; BigDecimal &gt; bal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structorPersonWithGenerics.birth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PersonWithGenerics.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PersonWithGenerics.bal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PersonWithGenerics.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